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a0e30"/>
    </style:style>
    <style:style style:name="T119" style:family="text">
      <style:text-properties style:font-name="Lucida Sans Unicode" fo:font-size="11pt" officeooo:rsid="0057862b" style:font-size-asian="11pt" style:font-size-complex="11pt"/>
    </style:style>
    <style:style style:name="T120" style:family="text">
      <style:text-properties style:font-name="Lucida Sans Unicode" fo:font-size="11pt" officeooo:rsid="0055a668" style:font-size-asian="11pt" style:font-size-complex="11pt"/>
    </style:style>
    <style:style style:name="T121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22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23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18">Δίδεται ισχύς = τάση * ένταση.</text:span></text:p>
      <text:p text:style-name="P65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h text:style-name="P49" text:outline-level="1"><text:span text:style-name="T109">Σύ</text:span>νδεση με αγορά εργασίας</text:h>
      <text:p text:style-name="P59"><text:span text:style-name="T96">9. Να επισκεφθείτε τους ιστότοπους για </text:span><text:span text:style-name="T119">ε</text:span><text:span text:style-name="T96">ργασία στη</text:span><text:span text:style-name="T120">ν</text:span><text:span text:style-name="T121"> εστίαση 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22">www.</text:span><text:span text:style-name="T121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23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2-03T09:26:17.916156523">03/02/26</text:date>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2-03T09:26:17.406407600</dc:date>
    <meta:editing-duration>PT6H8M52S</meta:editing-duration>
    <meta:editing-cycles>108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7" meta:paragraph-count="139" meta:word-count="1488" meta:character-count="8711" meta:non-whitespace-character-count="7180"/>
  </office:meta>
</office:document-meta>
</file>